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088d9" officeooo:paragraph-rsid="002088d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fe6d" officeooo:paragraph-rsid="0021fe6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34fc0" officeooo:paragraph-rsid="00234fc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4fd3d" officeooo:paragraph-rsid="0024fd3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6aca0" officeooo:paragraph-rsid="0026aca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7c201" officeooo:paragraph-rsid="0027c201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80d6f" officeooo:paragraph-rsid="00280d6f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823ca" officeooo:paragraph-rsid="002823c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e963" officeooo:paragraph-rsid="0028e96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a6b52" officeooo:paragraph-rsid="002a6b5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ad56" officeooo:paragraph-rsid="002bad56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aa29" officeooo:paragraph-rsid="002caa29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d0dec" officeooo:paragraph-rsid="002d0dec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d8e0" officeooo:paragraph-rsid="002eed1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ed1a" officeooo:paragraph-rsid="002fa6b0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fa6b0" officeooo:paragraph-rsid="002fa6b0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fe871" officeooo:paragraph-rsid="002fe871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0c43e" officeooo:paragraph-rsid="0030c43e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2a365" officeooo:paragraph-rsid="003400ef" style:font-size-asian="14pt" style:font-size-complex="14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2" style:family="paragraph" style:parent-style-name="Standard">
      <style:paragraph-properties fo:line-height="150%"/>
      <style:text-properties style:font-name="Ubuntu" fo:font-size="14pt" officeooo:rsid="002eed1a" officeooo:paragraph-rsid="002eed1a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fa6b0" officeooo:paragraph-rsid="002fa6b0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55d82" officeooo:paragraph-rsid="00355d82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6ccdd" officeooo:paragraph-rsid="0036cc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74eda" officeooo:paragraph-rsid="00374eda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89a19" officeooo:paragraph-rsid="00389a19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a58a9" officeooo:paragraph-rsid="003a58a9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b70c4" officeooo:paragraph-rsid="003b70c4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d26be" officeooo:paragraph-rsid="003d26be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3fbae9" officeooo:paragraph-rsid="003fbae9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fd8b9" officeooo:paragraph-rsid="003fd8b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1cb91" officeooo:paragraph-rsid="0041cb91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24980" officeooo:paragraph-rsid="00424980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3f773" officeooo:paragraph-rsid="0043f773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4c772" officeooo:paragraph-rsid="0044c772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71ae7" officeooo:paragraph-rsid="0049d708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4818d7" officeooo:paragraph-rsid="0048cc08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9d708" officeooo:paragraph-rsid="0049d708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a8b20" officeooo:paragraph-rsid="004a8b20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b94e5" officeooo:paragraph-rsid="004b94e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2823ca" fo:background-color="#dddddd" loext:char-shading-value="0"/>
    </style:style>
    <style:style style:name="T5" style:family="text">
      <style:text-properties officeooo:rsid="0028e963" fo:background-color="#dddddd" loext:char-shading-value="0"/>
    </style:style>
    <style:style style:name="T6" style:family="text">
      <style:text-properties officeooo:rsid="002a6b52" fo:background-color="#dddddd" loext:char-shading-value="0"/>
    </style:style>
    <style:style style:name="T7" style:family="text">
      <style:text-properties officeooo:rsid="002a71c4" fo:background-color="#dddddd" loext:char-shading-value="0"/>
    </style:style>
    <style:style style:name="T8" style:family="text">
      <style:text-properties officeooo:rsid="002caa29" fo:background-color="#dddddd" loext:char-shading-value="0"/>
    </style:style>
    <style:style style:name="T9" style:family="text">
      <style:text-properties officeooo:rsid="002d0dec" fo:background-color="#dddddd" loext:char-shading-value="0"/>
    </style:style>
    <style:style style:name="T10" style:family="text">
      <style:text-properties officeooo:rsid="002ed8e0" fo:background-color="#dddddd" loext:char-shading-value="0"/>
    </style:style>
    <style:style style:name="T11" style:family="text">
      <style:text-properties officeooo:rsid="002fe871" fo:background-color="#dddddd" loext:char-shading-value="0"/>
    </style:style>
    <style:style style:name="T12" style:family="text">
      <style:text-properties officeooo:rsid="0030c43e" fo:background-color="#dddddd" loext:char-shading-value="0"/>
    </style:style>
    <style:style style:name="T13" style:family="text">
      <style:text-properties officeooo:rsid="003400ef" fo:background-color="#dddddd" loext:char-shading-value="0"/>
    </style:style>
    <style:style style:name="T14" style:family="text">
      <style:text-properties officeooo:rsid="0036ccdd" fo:background-color="#dddddd" loext:char-shading-value="0"/>
    </style:style>
    <style:style style:name="T15" style:family="text">
      <style:text-properties officeooo:rsid="00374eda" fo:background-color="#dddddd" loext:char-shading-value="0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389a19" fo:background-color="#dddddd" loext:char-shading-value="0"/>
    </style:style>
    <style:style style:name="T18" style:family="text">
      <style:text-properties officeooo:rsid="003a58a9" fo:background-color="#dddddd" loext:char-shading-value="0"/>
    </style:style>
    <style:style style:name="T19" style:family="text">
      <style:text-properties officeooo:rsid="003b70c4" fo:background-color="#dddddd" loext:char-shading-value="0"/>
    </style:style>
    <style:style style:name="T20" style:family="text">
      <style:text-properties officeooo:rsid="003caf0d" fo:background-color="#dddddd" loext:char-shading-value="0"/>
    </style:style>
    <style:style style:name="T21" style:family="text">
      <style:text-properties officeooo:rsid="003e4923" fo:background-color="#dddddd" loext:char-shading-value="0"/>
    </style:style>
    <style:style style:name="T22" style:family="text">
      <style:text-properties officeooo:rsid="003fd8b9" fo:background-color="#dddddd" loext:char-shading-value="0"/>
    </style:style>
    <style:style style:name="T23" style:family="text">
      <style:text-properties officeooo:rsid="00424980" fo:background-color="#dddddd" loext:char-shading-value="0"/>
    </style:style>
    <style:style style:name="T24" style:family="text">
      <style:text-properties officeooo:rsid="0043f773" fo:background-color="#dddddd" loext:char-shading-value="0"/>
    </style:style>
    <style:style style:name="T25" style:family="text">
      <style:text-properties officeooo:rsid="0044c772" fo:background-color="#dddddd" loext:char-shading-value="0"/>
    </style:style>
    <style:style style:name="T26" style:family="text">
      <style:text-properties officeooo:rsid="0046980c" fo:background-color="#dddddd" loext:char-shading-value="0"/>
    </style:style>
    <style:style style:name="T27" style:family="text">
      <style:text-properties officeooo:rsid="004818d7" fo:background-color="#dddddd" loext:char-shading-value="0"/>
    </style:style>
    <style:style style:name="T28" style:family="text">
      <style:text-properties officeooo:rsid="0048cc08" fo:background-color="#dddddd" loext:char-shading-value="0"/>
    </style:style>
    <style:style style:name="T29" style:family="text">
      <style:text-properties officeooo:rsid="004c470c" fo:background-color="#dddddd" loext:char-shading-value="0"/>
    </style:style>
    <style:style style:name="T30" style:family="text">
      <style:text-properties officeooo:rsid="004c470c" fo:background-color="#dddddd" loext:char-shading-value="0"/>
    </style:style>
    <style:style style:name="T31" style:family="text">
      <style:text-properties fo:font-weight="normal" officeooo:rsid="0027c201" style:font-weight-asian="normal" style:font-weight-complex="normal"/>
    </style:style>
    <style:style style:name="T32" style:family="text">
      <style:text-properties fo:font-weight="normal" officeooo:rsid="0027c201" fo:background-color="#dddddd" loext:char-shading-value="0" style:font-weight-asian="normal" style:font-weight-complex="normal"/>
    </style:style>
    <style:style style:name="T33" style:family="text">
      <style:text-properties officeooo:rsid="002823ca"/>
    </style:style>
    <style:style style:name="T34" style:family="text">
      <style:text-properties officeooo:rsid="002a6b52"/>
    </style:style>
    <style:style style:name="T35" style:family="text">
      <style:text-properties officeooo:rsid="002a71c4"/>
    </style:style>
    <style:style style:name="T36" style:family="text">
      <style:text-properties officeooo:rsid="002caa29"/>
    </style:style>
    <style:style style:name="T37" style:family="text">
      <style:text-properties officeooo:rsid="002d0dec"/>
    </style:style>
    <style:style style:name="T38" style:family="text">
      <style:text-properties officeooo:rsid="002ed8e0"/>
    </style:style>
    <style:style style:name="T39" style:family="text">
      <style:text-properties officeooo:rsid="002eed1a"/>
    </style:style>
    <style:style style:name="T40" style:family="text">
      <style:text-properties officeooo:rsid="002fa6b0"/>
    </style:style>
    <style:style style:name="T41" style:family="text">
      <style:text-properties officeooo:rsid="002fe871"/>
    </style:style>
    <style:style style:name="T42" style:family="text">
      <style:text-properties officeooo:rsid="00309cff"/>
    </style:style>
    <style:style style:name="T43" style:family="text">
      <style:text-properties officeooo:rsid="0030c43e"/>
    </style:style>
    <style:style style:name="T44" style:family="text">
      <style:text-properties officeooo:rsid="0031f3ec"/>
    </style:style>
    <style:style style:name="T45" style:family="text">
      <style:text-properties officeooo:rsid="003400ef"/>
    </style:style>
    <style:style style:name="T46" style:family="text">
      <style:text-properties officeooo:rsid="0036ccdd"/>
    </style:style>
    <style:style style:name="T47" style:family="text">
      <style:text-properties officeooo:rsid="00374eda"/>
    </style:style>
    <style:style style:name="T48" style:family="text">
      <style:text-properties officeooo:rsid="00389a19"/>
    </style:style>
    <style:style style:name="T49" style:family="text">
      <style:text-properties officeooo:rsid="003a58a9"/>
    </style:style>
    <style:style style:name="T50" style:family="text">
      <style:text-properties officeooo:rsid="003b70c4"/>
    </style:style>
    <style:style style:name="T51" style:family="text">
      <style:text-properties officeooo:rsid="003caf0d"/>
    </style:style>
    <style:style style:name="T52" style:family="text">
      <style:text-properties officeooo:rsid="003e4923"/>
    </style:style>
    <style:style style:name="T53" style:family="text">
      <style:text-properties officeooo:rsid="003fd8b9"/>
    </style:style>
    <style:style style:name="T54" style:family="text">
      <style:text-properties officeooo:rsid="00424980"/>
    </style:style>
    <style:style style:name="T55" style:family="text">
      <style:text-properties officeooo:rsid="0043f773"/>
    </style:style>
    <style:style style:name="T56" style:family="text">
      <style:text-properties officeooo:rsid="0044c772"/>
    </style:style>
    <style:style style:name="T57" style:family="text">
      <style:text-properties officeooo:rsid="0046980c"/>
    </style:style>
    <style:style style:name="T58" style:family="text">
      <style:text-properties officeooo:rsid="004818d7"/>
    </style:style>
    <style:style style:name="T59" style:family="text">
      <style:text-properties officeooo:rsid="0048cc08"/>
    </style:style>
    <style:style style:name="T60" style:family="text">
      <style:text-properties officeooo:rsid="0049d708"/>
    </style:style>
    <style:style style:name="T61" style:family="text">
      <style:text-properties officeooo:rsid="000efe06"/>
    </style:style>
    <style:style style:name="T62" style:family="text">
      <style:text-properties officeooo:rsid="004c47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Conteudo Javascript</text:h>
      <text:p text:style-name="P2"><text:span text:style-name="T1">getElementById -</text:span> Captura um elemento html pelo seu id: <text:span text:style-name="T3">document.getElementById(“ “) </text:span></text:p>
      <text:p text:style-name="P1"/>
      <text:p text:style-name="P3"><text:span text:style-name="T1">getElementsByClassName -</text:span> Captura os elementos html que tenham a mesma classe: <text:span text:style-name="T3">document.getElementsByClassName(“ “) </text:span></text:p>
      <text:p text:style-name="P1"/>
      <text:p text:style-name="P4"><text:span text:style-name="T1">getElementsByName -</text:span> Captura os elementos html que tenham o mesmo atributo name=” “: <text:span text:style-name="T3">document.getElementsByName(“ “) </text:span></text:p>
      <text:p text:style-name="P1"/>
      <text:p text:style-name="P5"><text:span text:style-name="T1">getElementsByTagName -</text:span> Captura os elementos html que tenham a mesma tag: <text:span text:style-name="T3">document.getElementsByTagName(“ “) </text:span></text:p>
      <text:p text:style-name="P1"/>
      <text:p text:style-name="P6"><text:span text:style-name="T1">querySelector - </text:span><text:span text:style-name="T31">Captura um elemento html pelo seletor css: </text:span><text:span text:style-name="T32">document.querySelector(“ “) </text:span></text:p>
      <text:p text:style-name="P1"/>
      <text:p text:style-name="P7"><text:span text:style-name="T1">querySelectorAll -</text:span> Captura elementos html pelo seletor css: <text:span text:style-name="T3">document.querySelectorAll(“ “) </text:span></text:p>
      <text:p text:style-name="P1"/>
      <text:p text:style-name="P8"><text:span text:style-name="T1">setAttribute -</text:span> <text:span text:style-name="T33">Adiciona, altera ou substitui o valor de um atributo em um elemento html: </text:span><text:span text:style-name="T4">elemento.setAttribute(“ “, “ “) </text:span></text:p>
      <text:p text:style-name="P1"/>
      <text:p text:style-name="P9"><text:span text:style-name="T1">getAttribute -</text:span> Retorna o valor de um atributo ou null de um elemento html: <text:span text:style-name="T5">elemento.getAttribute(“ “) </text:span></text:p>
      <text:p text:style-name="P1"/>
      <text:p text:style-name="P10"><text:span text:style-name="T1">hasAttribute -</text:span> <text:span text:style-name="T34">Retorna um valor booleano indicando se o elemento especificado possui o atributo especificado: </text:span><text:span text:style-name="T6">elemento.hasAttribute(“ “) </text:span></text:p>
      <text:p text:style-name="P1"/>
      <text:p text:style-name="P11"><text:soft-page-break/><text:span text:style-name="T1">hasAttributes -</text:span> <text:span text:style-name="T35">Retorna um valor booleano indicando se o elemento especificado possui algum atributo: </text:span><text:span text:style-name="T7">elemento.hasAttributes(“ “) </text:span></text:p>
      <text:p text:style-name="P1"/>
      <text:p text:style-name="P12"><text:span text:style-name="T1">removeAttribute -</text:span> <text:span text:style-name="T36">Remove um atributo com o nome especificado: </text:span><text:span text:style-name="T8">elemento.removeAttribute(“ “) </text:span></text:p>
      <text:p text:style-name="P12"/>
      <text:p text:style-name="P13"><text:span text:style-name="T1">createAttribute -</text:span> Cria e retorna um novo atributo, o valor desse atributo é aplicado usando o .value = “ “: <text:span text:style-name="T3">document.createAttribute(“ “) </text:span></text:p>
      <text:p text:style-name="P1"/>
      <text:p text:style-name="P13"><text:span text:style-name="T1">className -</text:span> <text:span text:style-name="T37">Define e retorna o valor do atributo class de um elemento especificado: </text:span><text:span text:style-name="T9">elemento.className = “ “ </text:span></text:p>
      <text:p text:style-name="P1"/>
      <text:p text:style-name="P14"><text:span text:style-name="T1">classList -</text:span> <text:span text:style-name="T38">Retorna uma coleção dos atributos de classe do elemento, ou seja, retorna uma coleção com os valores do atributo class: </text:span><text:span text:style-name="T10">elemento.classList </text:span></text:p>
      <text:p text:style-name="P1"/>
      <text:p text:style-name="P15"><text:span text:style-name="T1">add -</text:span> <text:span text:style-name="T39">Adiciona uma nova classe em um elemento: </text:span></text:p>
      <text:p text:style-name="P22">elemento.classList.add(“ “) </text:p>
      <text:p text:style-name="P1"/>
      <text:p text:style-name="P16"><text:span text:style-name="T1">toggle -</text:span> <text:span text:style-name="T40">Adiciona uma classe e retorna true se a classe não existir no elemento ou remove e retorna false caso existir: </text:span></text:p>
      <text:p text:style-name="P23">elemento.classList.toggle(“ “) </text:p>
      <text:p text:style-name="P1"/>
      <text:p text:style-name="P17"><text:span text:style-name="T1">contains -</text:span> <text:span text:style-name="T41">Retorna um valor booleano indicando se uma determinada classe <text:s/>existe em um elemento: </text:span><text:span text:style-name="T11">elemento.classList.contains(“ “) </text:span></text:p>
      <text:p text:style-name="P1"/>
      <text:p text:style-name="P18"><text:span text:style-name="T1">replace -</text:span> <text:span text:style-name="T42">Substitui uma classe por uma nova </text:span><text:span text:style-name="T43">em um determinado elemento: </text:span><text:span text:style-name="T12">elemento.classList.replace(“ “, “ “) </text:span></text:p>
      <text:p text:style-name="P1"/>
      <text:p text:style-name="P19"><text:soft-page-break/><text:span text:style-name="T1">remove -</text:span> Remove uma classe existente de um determinado <text:span text:style-name="T44">elemento</text:span>: <text:span text:style-name="T3">elemento.classList.remove(“ “) </text:span></text:p>
      <text:p text:style-name="P1"/>
      <text:p text:style-name="P20"><text:span text:style-name="T1">append -</text:span> <text:span text:style-name="T45">Adiciona um elemento ou texto dentro de outro elemento (como filho): </text:span><text:span text:style-name="T13">elemento.append( <text:s/>) </text:span></text:p>
      <text:p text:style-name="P1"/>
      <text:p text:style-name="P24"><text:span text:style-name="T1">appendChild -</text:span> Adiciona um elemento <text:span text:style-name="T46">dentro de outro elemento (como filho): </text:span><text:span text:style-name="T14">elemento.appendChild( <text:s/>) </text:span></text:p>
      <text:p text:style-name="P1"/>
      <text:p text:style-name="P25"><text:span text:style-name="T1">remove -</text:span> <text:span text:style-name="T47">Remove um determinado elemento: </text:span><text:span text:style-name="T15">elemento.remove( <text:s/>) </text:span></text:p>
      <text:p text:style-name="P1"/>
      <text:p text:style-name="P26"><text:span text:style-name="T1">removeChild -</text:span> Remove um elemento filho de um determinado elemento pai: <text:span text:style-name="T16">elemento.removeChild( <text:s/>) </text:span></text:p>
      <text:p text:style-name="P1"/>
      <text:p text:style-name="P26"><text:span text:style-name="T1">parentElement -</text:span> <text:span text:style-name="T48">Retorna o elemento pai de um determinado elemento filho ou null: </text:span><text:span text:style-name="T17">elemento.parentElement </text:span></text:p>
      <text:p text:style-name="P1"/>
      <text:p text:style-name="P27"><text:span text:style-name="T1">parentNode -</text:span> <text:span text:style-name="T49">Retorna um node pai de um determinado elemento filho ou null: </text:span><text:span text:style-name="T18">elemento.parentNode<text:tab/></text:span></text:p>
      <text:p text:style-name="P1"/>
      <text:p text:style-name="P28"><text:span text:style-name="T1">childNodes -</text:span> <text:span text:style-name="T50">Retorna uma coleção com os filhos de um determinado elemento: </text:span><text:span text:style-name="T19">elemento.childNodes </text:span></text:p>
      <text:p text:style-name="P1"/>
      <text:p text:style-name="P29"><text:span text:style-name="T1">children -</text:span> <text:span text:style-name="T51">Retorna uma coleção com os elementos filhos de um determinado elemento: </text:span><text:span text:style-name="T20">elemento.children </text:span></text:p>
      <text:p text:style-name="P1"/>
      <text:p text:style-name="P30"><text:span text:style-name="T1">hasChildNodes -</text:span> <text:span text:style-name="T52">Retorna um valor booleano indicando se um determinado elemento possui filhos ou não: </text:span><text:span text:style-name="T21">elemento.hasChildNodes( <text:s/>) </text:span></text:p>
      <text:p text:style-name="P1"/>
      <text:p text:style-name="P31"><text:soft-page-break/><text:span text:style-name="T1">lastChild -</text:span> Retorna o ultimo filho de um determinado elemento <text:span text:style-name="T53">ou null</text:span>: <text:span text:style-name="T16">elemento.lastChild </text:span></text:p>
      <text:p text:style-name="P1"/>
      <text:p text:style-name="P31"><text:span text:style-name="T1">firstChild -</text:span> <text:span text:style-name="T53">Retorna o primeiro filho de um determinado elemento ou null: </text:span><text:span text:style-name="T22">elemento.firstChild </text:span></text:p>
      <text:p text:style-name="P1"/>
      <text:p text:style-name="P32"><text:span text:style-name="T1">replaceChild -</text:span> Substitui um determinado elemento filho por outro: <text:span text:style-name="T16">elemento.replaceChild( , ) </text:span></text:p>
      <text:p text:style-name="P1"/>
      <text:p text:style-name="P32"><text:span text:style-name="T1">replaceChildren -</text:span> Substitui os elementos filhos por outros: <text:span text:style-name="T16">elemento.replaceChildren( , , ) </text:span></text:p>
      <text:p text:style-name="P1"/>
      <text:p text:style-name="P32"><text:span text:style-name="T1">lastElementChild -</text:span> Retorna o ultimo elemento filho ou null de um determinado elemento: <text:span text:style-name="T16">elemento.lastElementChild </text:span></text:p>
      <text:p text:style-name="P32"/>
      <text:p text:style-name="P32"><text:span text:style-name="T1">firstElementChild -</text:span> Retorna o primeiro elemento filho ou null de um determinado elemento: <text:span text:style-name="T16">elemento.firstElementChild </text:span></text:p>
      <text:p text:style-name="P32"/>
      <text:p text:style-name="P33"><text:span text:style-name="T1">insertBefore –</text:span> Adiciona um elemento <text:span text:style-name="T54">antes de outro determinado elemento: </text:span><text:span text:style-name="T23">elemento.insertBefore(novoElemento, elementoReferencia) </text:span></text:p>
      <text:p text:style-name="P32"/>
      <text:p text:style-name="P34"><text:span text:style-name="T1">before –</text:span> <text:span text:style-name="T55">Adiciona um elemento ou texto antes de outro determinado elemento: </text:span><text:span text:style-name="T24">elemento.before(elemento) </text:span></text:p>
      <text:p text:style-name="P32"/>
      <text:p text:style-name="P35"><text:span text:style-name="T1">nodeName –</text:span> <text:span text:style-name="T56">Retorna o nome (como string) de um determinado elemento: </text:span><text:span text:style-name="T25">elemento.nodeName </text:span></text:p>
      <text:p text:style-name="P32"/>
      <text:p text:style-name="P36"><text:span text:style-name="T1">nodeValue –</text:span> <text:span text:style-name="T57">Retorna ou define o valor do elemento especificado: </text:span><text:span text:style-name="T26">elemento.nodeValue</text:span><text:span text:style-name="T57"> <text:s/>ou </text:span><text:span text:style-name="T26">elemento.nodeValue = “ “ </text:span></text:p>
      <text:p text:style-name="P32"/>
      <text:p text:style-name="P37"><text:soft-page-break/><text:span text:style-name="T1">innerText –</text:span> <text:span text:style-name="T58">Define </text:span><text:span text:style-name="T60">ou retorna</text:span><text:span text:style-name="T58"> o conteudo de texto de um elemento, ou seja, </text:span><text:span text:style-name="T60">retorna ou </text:span><text:span text:style-name="T58">adiciona texto dentro de um elemento: </text:span></text:p>
      <text:p text:style-name="P37"><text:span text:style-name="T27">elemento.innerText = “ “ </text:span></text:p>
      <text:p text:style-name="P32"/>
      <text:p text:style-name="P38"><text:span text:style-name="T2">innerHTML –</text:span> <text:span text:style-name="T60">Retorna ou a</text:span><text:span text:style-name="T59">diciona texto em formato Html em um elemento: </text:span><text:span text:style-name="T28">elemento.innerHTML = “ “ </text:span></text:p>
      <text:p text:style-name="P38"/>
      <text:p text:style-name="P39"><text:span text:style-name="T1">value –</text:span> Retorna ou adiciona conteudo em um elemento input: <text:span text:style-name="T16">elementoInput.value </text:span><text:s/>ou <text:span text:style-name="T16">elementoInput.value = “ “ </text:span></text:p>
      <text:p text:style-name="P32"/>
      <text:p text:style-name="P40"><text:span text:style-name="T1">textContent –</text:span> Adiciona texto em um elemento ou retorna o conteudo de texto do elemento e dos seus descendentes: <text:span text:style-name="T16">elemento.textContent</text:span> ou <text:span text:style-name="T16">elemento.textContent = “ “ </text:span></text:p>
      <text:p text:style-name="P32"/>
      <text:p text:style-name="P41"><text:span text:style-name="T1">addEventListener -</text:span> <text:span text:style-name="T61">Adiciona um evento em um elemento html, onde toda vez que esse evento for ativado, uma função será chamada: </text:span><text:span text:style-name="T30">elemento.addEventListener(“evento”, função)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5:15:20.274200995</meta:creation-date>
    <dc:date>2023-02-17T19:37:53.443547085</dc:date>
    <meta:editing-duration>PT6H21M50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6" meta:paragraph-count="47" meta:word-count="647" meta:character-count="4753" meta:non-whitespace-character-count="4091"/>
  </office:meta>
</office:document-meta>
</file>